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72bf44" draw:opacity="50%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svg:stroke-color="#6a1816" draw:fill-color="#f58220" draw:opacity="50%" draw:textarea-horizontal-align="justify" draw:textarea-vertical-align="middle" draw:auto-grow-height="false" fo:min-height="0.47cm" fo:min-width="0.22cm"/>
    </style:style>
    <style:style style:name="gr5" style:family="graphic" style:parent-style-name="objectwithoutfill">
      <style:graphic-properties svg:stroke-color="#1c1c1c" draw:marker-end="Arrow" draw:marker-end-width="0.3cm" draw:fill="none" draw:fill-color="#f58220" draw:textarea-vertical-align="middle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0.11cm" fo:min-width="0cm"/>
    </style:style>
    <style:style style:name="gr7" style:family="graphic" style:parent-style-name="standard">
      <style:graphic-properties svg:stroke-color="#6a1816" draw:fill-color="#f58220" draw:opacity="49%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draw:fill-color="#5e8ac7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svg:stroke-color="#6a1816" draw:fill-color="#f58220" draw:textarea-horizontal-align="justify" draw:textarea-vertical-align="middle" draw:auto-grow-height="false" fo:min-height="0.47cm" fo:min-width="0.22cm"/>
    </style:style>
    <style:style style:name="gr10" style:family="graphic" style:parent-style-name="objectwithoutfill">
      <style:graphic-properties svg:stroke-color="#1c1c1c" draw:marker-end="Arrow" draw:marker-end-width="0.3cm" draw:fill="none" draw:fill-color="#fff200" draw:textarea-vertical-align="middle"/>
    </style:style>
    <style:style style:name="gr11" style:family="graphic" style:parent-style-name="standard">
      <style:graphic-properties svg:stroke-color="#6a1816" draw:fill-color="#f58220" draw:opacity="100%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svg:stroke-color="#6a1816" draw:fill-color="#1b75bc" draw:opacity="100%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svg:stroke-color="#000000" draw:fill-color="#59c5c7" draw:textarea-horizontal-align="justify" draw:textarea-vertical-align="middle" draw:auto-grow-height="false" fo:min-height="1.508cm" fo:min-width="1.40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5" style:family="graphic" style:parent-style-name="objectwithoutfill">
      <style:graphic-properties svg:stroke-color="#000000" draw:fill="none" draw:fill-color="#59c5c7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title">
      <style:graphic-properties fo:min-height="5.20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8.681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4.12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72bf44" draw:opacity="50%"/>
      <style:paragraph-properties fo:text-align="center"/>
    </style:style>
    <style:style style:name="P4" style:family="paragraph">
      <loext:graphic-properties draw:fill-color="#f58220" draw:opacity="50%"/>
      <style:paragraph-properties fo:text-align="center"/>
    </style:style>
    <style:style style:name="P5" style:family="paragraph">
      <loext:graphic-properties draw:fill="none" draw:fill-color="#f58220"/>
      <style:paragraph-properties fo:text-align="center"/>
    </style:style>
    <style:style style:name="P6" style:family="paragraph">
      <loext:graphic-properties draw:fill-color="#72bf44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58220" draw:opacity="49%"/>
      <style:paragraph-properties fo:text-align="center"/>
    </style:style>
    <style:style style:name="P9" style:family="paragraph">
      <loext:graphic-properties draw:fill-color="#5e8ac7"/>
      <style:paragraph-properties fo:text-align="center"/>
    </style:style>
    <style:style style:name="P10" style:family="paragraph">
      <loext:graphic-properties draw:fill-color="#f58220"/>
      <style:paragraph-properties fo:text-align="center"/>
    </style:style>
    <style:style style:name="P11" style:family="paragraph">
      <loext:graphic-properties draw:fill="none" draw:fill-color="#fff200"/>
      <style:paragraph-properties fo:text-align="center"/>
    </style:style>
    <style:style style:name="P12" style:family="paragraph">
      <loext:graphic-properties draw:fill-color="#f58220" draw:opacity="100%"/>
      <style:paragraph-properties fo:text-align="center"/>
    </style:style>
    <style:style style:name="P13" style:family="paragraph">
      <loext:graphic-properties draw:fill-color="#1b75bc" draw:opacity="100%"/>
      <style:paragraph-properties fo:text-align="center"/>
    </style:style>
    <style:style style:name="P14" style:family="paragraph">
      <loext:graphic-properties draw:fill-color="#59c5c7"/>
      <style:paragraph-properties fo:text-align="center"/>
    </style:style>
    <style:style style:name="P15" style:family="paragraph">
      <loext:graphic-properties draw:fill="none" draw:fill-color="#59c5c7"/>
      <style:paragraph-properties fo:text-align="center"/>
    </style:style>
    <style:style style:name="P16" style:family="paragraph">
      <loext:graphic-properties draw:fill="none" draw:fill-color="#ffffff"/>
      <style:text-properties fo:color="#a3238e" fo:font-size="22pt" fo:font-weight="bold" style:font-size-asian="22pt" style:font-weight-asian="bold" style:font-size-complex="2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a3238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33cm" svg:y="1.641cm" presentation:class="title" presentation:user-transformed="true">
          <draw:text-box>
            <text:p>The Economic Information Council analyses available data. It sets the indicative prices and publishes those to the products <text:span text:style-name="T1">blockchain.</text:span></text:p>
          </draw:text-box>
        </draw:frame>
        <draw:frame draw:style-name="gr1" draw:text-style-name="P1" draw:layer="layout" svg:width="24.638cm" svg:height="1.187cm" svg:x="2.286cm" svg:y="9.398cm">
          <draw:text-box>
            <text:p/>
          </draw:text-box>
        </draw:frame>
        <draw:frame presentation:style-name="pr2" draw:layer="layout" svg:width="25.199cm" svg:height="5.209cm" svg:x="1.331cm" svg:y="10.21cm" presentation:class="title" presentation:user-transformed="true">
          <draw:text-box>
            <text:p>A blockchain is a distributed ledger, working on a peer-to-peer basis (no central authority or server).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8.681cm" svg:x="1.4cm" svg:y="6.65cm" presentation:class="title" presentation:user-transformed="true">
          <draw:text-box>
            <text:p>Template proposals for individual people are constructed by automatically adjusting their last submitted proposal to the new prices. </text:p>
          </draw:text-box>
        </draw:frame>
        <draw:frame presentation:style-name="pr5" draw:layer="layout" svg:width="25.199cm" svg:height="3.473cm" svg:x="1.401cm" svg:y="2.198cm" presentation:class="title" presentation:user-transformed="true">
          <draw:text-box>
            <text:p>All councils are peers, and therefore have the updated prices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5.209cm" svg:x="1.4cm" svg:y="0.586cm" presentation:class="title" presentation:user-transformed="true">
          <draw:text-box>
            <text:p>People get their template proposals from the councils where they are members.</text:p>
          </draw:text-box>
        </draw:frame>
        <draw:custom-shape draw:style-name="gr3" draw:text-style-name="P3" draw:layer="layout" svg:width="0.508cm" svg:height="0.508cm" svg:x="2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3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4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5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6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8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9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0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1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2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4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5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6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7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8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20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21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22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23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24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4.364cm" svg:y="14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0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6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22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.472cm" svg:y1="15.14cm" svg:x2="3.187cm" svg:y2="17.427cm">
          <text:p/>
        </draw:line>
        <draw:line draw:style-name="gr5" draw:text-style-name="P5" draw:layer="layout" svg:x1="10.473cm" svg:y1="15.14cm" svg:x2="9.188cm" svg:y2="17.427cm">
          <text:p/>
        </draw:line>
        <draw:line draw:style-name="gr5" draw:text-style-name="P5" draw:layer="layout" svg:x1="16.473cm" svg:y1="15.14cm" svg:x2="15.188cm" svg:y2="17.427cm">
          <text:p/>
        </draw:line>
        <draw:line draw:style-name="gr5" draw:text-style-name="P5" draw:layer="layout" svg:x1="22.473cm" svg:y1="15.14cm" svg:x2="21.188cm" svg:y2="17.427cm">
          <text:p/>
        </draw:line>
        <draw:line draw:style-name="gr5" draw:text-style-name="P5" draw:layer="layout" svg:x1="4.773cm" svg:y1="15.24cm" svg:x2="4.064cm" svg:y2="17.427cm">
          <text:p/>
        </draw:line>
        <draw:line draw:style-name="gr5" draw:text-style-name="P5" draw:layer="layout" svg:x1="10.772cm" svg:y1="15.24cm" svg:x2="10.063cm" svg:y2="17.427cm">
          <text:p/>
        </draw:line>
        <draw:line draw:style-name="gr5" draw:text-style-name="P5" draw:layer="layout" svg:x1="16.772cm" svg:y1="15.24cm" svg:x2="16.063cm" svg:y2="17.427cm">
          <text:p/>
        </draw:line>
        <draw:line draw:style-name="gr5" draw:text-style-name="P5" draw:layer="layout" svg:x1="22.772cm" svg:y1="15.24cm" svg:x2="22.063cm" svg:y2="17.427cm">
          <text:p/>
        </draw:line>
        <draw:line draw:style-name="gr5" draw:text-style-name="P5" draw:layer="layout" svg:x1="4.972cm" svg:y1="15.24cm" svg:x2="4.972cm" svg:y2="17.427cm">
          <text:p/>
        </draw:line>
        <draw:line draw:style-name="gr5" draw:text-style-name="P5" draw:layer="layout" svg:x1="10.972cm" svg:y1="15.24cm" svg:x2="10.972cm" svg:y2="17.427cm">
          <text:p/>
        </draw:line>
        <draw:line draw:style-name="gr5" draw:text-style-name="P5" draw:layer="layout" svg:x1="16.972cm" svg:y1="15.24cm" svg:x2="16.972cm" svg:y2="17.427cm">
          <text:p/>
        </draw:line>
        <draw:line draw:style-name="gr5" draw:text-style-name="P5" draw:layer="layout" svg:x1="22.972cm" svg:y1="15.24cm" svg:x2="22.972cm" svg:y2="17.427cm">
          <text:p/>
        </draw:line>
        <draw:line draw:style-name="gr5" draw:text-style-name="P5" draw:layer="layout" svg:x1="5.172cm" svg:y1="15.24cm" svg:x2="5.842cm" svg:y2="17.272cm">
          <text:p/>
        </draw:line>
        <draw:line draw:style-name="gr5" draw:text-style-name="P5" draw:layer="layout" svg:x1="11.173cm" svg:y1="15.24cm" svg:x2="11.843cm" svg:y2="17.272cm">
          <text:p/>
        </draw:line>
        <draw:line draw:style-name="gr5" draw:text-style-name="P5" draw:layer="layout" svg:x1="17.173cm" svg:y1="15.24cm" svg:x2="17.843cm" svg:y2="17.272cm">
          <text:p/>
        </draw:line>
        <draw:line draw:style-name="gr5" draw:text-style-name="P5" draw:layer="layout" svg:x1="23.173cm" svg:y1="15.24cm" svg:x2="23.843cm" svg:y2="17.272cm">
          <text:p/>
        </draw:line>
        <draw:line draw:style-name="gr5" draw:text-style-name="P5" draw:layer="layout" svg:x1="5.373cm" svg:y1="15.24cm" svg:x2="6.779cm" svg:y2="17.272cm">
          <text:p/>
        </draw:line>
        <draw:line draw:style-name="gr5" draw:text-style-name="P5" draw:layer="layout" svg:x1="11.373cm" svg:y1="15.24cm" svg:x2="12.779cm" svg:y2="17.272cm">
          <text:p/>
        </draw:line>
        <draw:line draw:style-name="gr5" draw:text-style-name="P5" draw:layer="layout" svg:x1="17.373cm" svg:y1="15.24cm" svg:x2="18.779cm" svg:y2="17.272cm">
          <text:p/>
        </draw:line>
        <draw:line draw:style-name="gr5" draw:text-style-name="P5" draw:layer="layout" svg:x1="23.373cm" svg:y1="15.24cm" svg:x2="24.779cm" svg:y2="17.272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5.209cm" svg:x="1.4cm" svg:y="1.186cm" presentation:class="title" presentation:user-transformed="true">
          <draw:text-box>
            <text:p>After doing their <text:span text:style-name="T1">choices</text:span> and adjustments.</text:p>
          </draw:text-box>
        </draw:frame>
        <draw:custom-shape draw:style-name="gr6" draw:text-style-name="P6" draw:layer="layout" svg:width="0.508cm" svg:height="0.508cm" svg:x="2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5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6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8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9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0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1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2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4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5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6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7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8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0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1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2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3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4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4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0.366cm" svg:y="1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6.366cm" svg:y="1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22.366cm" svg:y="1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5" draw:text-style-name="P5" draw:layer="layout" svg:x1="11.002cm" svg:y1="17.273cm" svg:x2="11.002cm" svg:y2="15.343cm">
          <text:p/>
        </draw:line>
        <draw:frame presentation:style-name="pr6" draw:layer="layout" svg:width="25.199cm" svg:height="3.506cm" svg:x="1.4cm" svg:y="1.637cm" presentation:class="title" presentation:user-transformed="true">
          <draw:text-box>
            <text:p>They submit the proposals to the councils.</text:p>
          </draw:text-box>
        </draw:frame>
        <draw:custom-shape draw:style-name="gr6" draw:text-style-name="P6" draw:layer="layout" svg:width="0.508cm" svg:height="0.508cm" svg:x="2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5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6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8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9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0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1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2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4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5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6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7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8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0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1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2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3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4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4.364cm" svg:y="14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0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6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22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302cm" svg:y1="17.272cm" svg:x2="4.572cm" svg:y2="15.24cm">
          <text:p/>
        </draw:line>
        <draw:line draw:style-name="gr5" draw:text-style-name="P5" draw:layer="layout" svg:x1="9.302cm" svg:y1="17.273cm" svg:x2="10.572cm" svg:y2="15.241cm">
          <text:p/>
        </draw:line>
        <draw:line draw:style-name="gr5" draw:text-style-name="P5" draw:layer="layout" svg:x1="15.302cm" svg:y1="17.273cm" svg:x2="16.572cm" svg:y2="15.241cm">
          <text:p/>
        </draw:line>
        <draw:line draw:style-name="gr5" draw:text-style-name="P5" draw:layer="layout" svg:x1="21.302cm" svg:y1="17.273cm" svg:x2="22.572cm" svg:y2="15.241cm">
          <text:p/>
        </draw:line>
        <draw:line draw:style-name="gr5" draw:text-style-name="P5" draw:layer="layout" svg:x1="4.102cm" svg:y1="17.273cm" svg:x2="4.826cm" svg:y2="15.241cm">
          <text:p/>
        </draw:line>
        <draw:line draw:style-name="gr5" draw:text-style-name="P5" draw:layer="layout" svg:x1="10.102cm" svg:y1="17.274cm" svg:x2="10.826cm" svg:y2="15.242cm">
          <text:p/>
        </draw:line>
        <draw:line draw:style-name="gr5" draw:text-style-name="P5" draw:layer="layout" svg:x1="16.102cm" svg:y1="17.274cm" svg:x2="16.826cm" svg:y2="15.242cm">
          <text:p/>
        </draw:line>
        <draw:line draw:style-name="gr5" draw:text-style-name="P5" draw:layer="layout" svg:x1="22.102cm" svg:y1="17.274cm" svg:x2="22.826cm" svg:y2="15.242cm">
          <text:p/>
        </draw:line>
        <draw:line draw:style-name="gr5" draw:text-style-name="P5" draw:layer="layout" svg:x1="5.002cm" svg:y1="17.272cm" svg:x2="5.002cm" svg:y2="15.342cm">
          <text:p/>
        </draw:line>
        <draw:line draw:style-name="gr5" draw:text-style-name="P5" draw:layer="layout" svg:x1="17.002cm" svg:y1="17.273cm" svg:x2="17.002cm" svg:y2="15.343cm">
          <text:p/>
        </draw:line>
        <draw:line draw:style-name="gr5" draw:text-style-name="P5" draw:layer="layout" svg:x1="23.002cm" svg:y1="17.273cm" svg:x2="23.002cm" svg:y2="15.343cm">
          <text:p/>
        </draw:line>
        <draw:line draw:style-name="gr5" draw:text-style-name="P5" draw:layer="layout" svg:x1="5.942cm" svg:y1="17.273cm" svg:x2="5.18cm" svg:y2="15.24cm">
          <text:p/>
        </draw:line>
        <draw:line draw:style-name="gr5" draw:text-style-name="P5" draw:layer="layout" svg:x1="11.943cm" svg:y1="17.274cm" svg:x2="11.181cm" svg:y2="15.241cm">
          <text:p/>
        </draw:line>
        <draw:line draw:style-name="gr5" draw:text-style-name="P5" draw:layer="layout" svg:x1="17.943cm" svg:y1="17.274cm" svg:x2="17.181cm" svg:y2="15.241cm">
          <text:p/>
        </draw:line>
        <draw:line draw:style-name="gr5" draw:text-style-name="P5" draw:layer="layout" svg:x1="17.943cm" svg:y1="17.274cm" svg:x2="17.181cm" svg:y2="15.241cm">
          <text:p/>
        </draw:line>
        <draw:line draw:style-name="gr5" draw:text-style-name="P5" draw:layer="layout" svg:x1="23.943cm" svg:y1="17.274cm" svg:x2="23.181cm" svg:y2="15.241cm">
          <text:p/>
        </draw:line>
        <draw:line draw:style-name="gr5" draw:text-style-name="P5" draw:layer="layout" svg:x1="6.604cm" svg:y1="17.274cm" svg:x2="5.334cm" svg:y2="15.24cm">
          <text:p/>
        </draw:line>
        <draw:line draw:style-name="gr5" draw:text-style-name="P5" draw:layer="layout" svg:x1="12.605cm" svg:y1="17.275cm" svg:x2="11.335cm" svg:y2="15.241cm">
          <text:p/>
        </draw:line>
        <draw:line draw:style-name="gr5" draw:text-style-name="P5" draw:layer="layout" svg:x1="18.605cm" svg:y1="17.275cm" svg:x2="17.335cm" svg:y2="15.241cm">
          <text:p/>
        </draw:line>
        <draw:line draw:style-name="gr5" draw:text-style-name="P5" draw:layer="layout" svg:x1="24.605cm" svg:y1="17.275cm" svg:x2="23.335cm" svg:y2="15.241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5" draw:text-style-name="P5" draw:layer="layout" svg:x1="11.002cm" svg:y1="17.273cm" svg:x2="11.002cm" svg:y2="15.343cm">
          <text:p/>
        </draw:line>
        <draw:frame presentation:style-name="pr6" draw:layer="layout" svg:width="25.199cm" svg:height="3.506cm" svg:x="1.4cm" svg:y="1.437cm" presentation:class="title" presentation:user-transformed="true">
          <draw:text-box>
            <text:p>The councils also adds in their own proposal.</text:p>
          </draw:text-box>
        </draw:frame>
        <draw:custom-shape draw:style-name="gr6" draw:text-style-name="P6" draw:layer="layout" svg:width="0.508cm" svg:height="0.508cm" svg:x="2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5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6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8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9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0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1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2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4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5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6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7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18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0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1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2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3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24.779cm" svg:y="1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016cm" svg:height="1.016cm" svg:x="4.364cm" svg:y="14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016cm" svg:height="1.016cm" svg:x="10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016cm" svg:height="1.016cm" svg:x="16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016cm" svg:height="1.016cm" svg:x="22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302cm" svg:y1="17.272cm" svg:x2="4.572cm" svg:y2="15.24cm">
          <text:p/>
        </draw:line>
        <draw:line draw:style-name="gr5" draw:text-style-name="P5" draw:layer="layout" svg:x1="9.302cm" svg:y1="17.273cm" svg:x2="10.572cm" svg:y2="15.241cm">
          <text:p/>
        </draw:line>
        <draw:line draw:style-name="gr5" draw:text-style-name="P5" draw:layer="layout" svg:x1="15.302cm" svg:y1="17.273cm" svg:x2="16.572cm" svg:y2="15.241cm">
          <text:p/>
        </draw:line>
        <draw:line draw:style-name="gr5" draw:text-style-name="P5" draw:layer="layout" svg:x1="21.302cm" svg:y1="17.273cm" svg:x2="22.572cm" svg:y2="15.241cm">
          <text:p/>
        </draw:line>
        <draw:line draw:style-name="gr5" draw:text-style-name="P5" draw:layer="layout" svg:x1="4.102cm" svg:y1="17.273cm" svg:x2="4.826cm" svg:y2="15.241cm">
          <text:p/>
        </draw:line>
        <draw:line draw:style-name="gr5" draw:text-style-name="P5" draw:layer="layout" svg:x1="10.102cm" svg:y1="17.274cm" svg:x2="10.826cm" svg:y2="15.242cm">
          <text:p/>
        </draw:line>
        <draw:line draw:style-name="gr5" draw:text-style-name="P5" draw:layer="layout" svg:x1="16.102cm" svg:y1="17.274cm" svg:x2="16.826cm" svg:y2="15.242cm">
          <text:p/>
        </draw:line>
        <draw:line draw:style-name="gr5" draw:text-style-name="P5" draw:layer="layout" svg:x1="22.102cm" svg:y1="17.274cm" svg:x2="22.826cm" svg:y2="15.242cm">
          <text:p/>
        </draw:line>
        <draw:line draw:style-name="gr5" draw:text-style-name="P5" draw:layer="layout" svg:x1="5.002cm" svg:y1="17.272cm" svg:x2="5.002cm" svg:y2="15.342cm">
          <text:p/>
        </draw:line>
        <draw:line draw:style-name="gr5" draw:text-style-name="P5" draw:layer="layout" svg:x1="17.002cm" svg:y1="17.273cm" svg:x2="17.002cm" svg:y2="15.343cm">
          <text:p/>
        </draw:line>
        <draw:line draw:style-name="gr5" draw:text-style-name="P5" draw:layer="layout" svg:x1="23.002cm" svg:y1="17.273cm" svg:x2="23.002cm" svg:y2="15.343cm">
          <text:p/>
        </draw:line>
        <draw:line draw:style-name="gr5" draw:text-style-name="P5" draw:layer="layout" svg:x1="5.942cm" svg:y1="17.273cm" svg:x2="5.18cm" svg:y2="15.24cm">
          <text:p/>
        </draw:line>
        <draw:line draw:style-name="gr5" draw:text-style-name="P5" draw:layer="layout" svg:x1="11.943cm" svg:y1="17.274cm" svg:x2="11.181cm" svg:y2="15.241cm">
          <text:p/>
        </draw:line>
        <draw:line draw:style-name="gr5" draw:text-style-name="P5" draw:layer="layout" svg:x1="17.943cm" svg:y1="17.274cm" svg:x2="17.181cm" svg:y2="15.241cm">
          <text:p/>
        </draw:line>
        <draw:line draw:style-name="gr5" draw:text-style-name="P5" draw:layer="layout" svg:x1="17.943cm" svg:y1="17.274cm" svg:x2="17.181cm" svg:y2="15.241cm">
          <text:p/>
        </draw:line>
        <draw:line draw:style-name="gr5" draw:text-style-name="P5" draw:layer="layout" svg:x1="23.943cm" svg:y1="17.274cm" svg:x2="23.181cm" svg:y2="15.241cm">
          <text:p/>
        </draw:line>
        <draw:line draw:style-name="gr5" draw:text-style-name="P5" draw:layer="layout" svg:x1="6.604cm" svg:y1="17.274cm" svg:x2="5.334cm" svg:y2="15.24cm">
          <text:p/>
        </draw:line>
        <draw:line draw:style-name="gr5" draw:text-style-name="P5" draw:layer="layout" svg:x1="12.605cm" svg:y1="17.275cm" svg:x2="11.335cm" svg:y2="15.241cm">
          <text:p/>
        </draw:line>
        <draw:line draw:style-name="gr5" draw:text-style-name="P5" draw:layer="layout" svg:x1="18.605cm" svg:y1="17.275cm" svg:x2="17.335cm" svg:y2="15.241cm">
          <text:p/>
        </draw:line>
        <draw:line draw:style-name="gr5" draw:text-style-name="P5" draw:layer="layout" svg:x1="24.605cm" svg:y1="17.275cm" svg:x2="23.335cm" svg:y2="15.241cm">
          <text:p/>
        </draw:line>
        <draw:custom-shape draw:style-name="gr8" draw:text-style-name="P9" draw:layer="layout" svg:width="0.508cm" svg:height="0.508cm" svg:x="24.78cm" svg:y="15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508cm" svg:height="0.508cm" svg:x="18.781cm" svg:y="15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508cm" svg:height="0.508cm" svg:x="12.781cm" svg:y="15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508cm" svg:height="0.508cm" svg:x="6.781cm" svg:y="15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2.506cm" svg:y1="15.576cm" svg:x2="11.584cm" svg:y2="15.086cm">
          <text:p/>
        </draw:line>
        <draw:line draw:style-name="gr5" draw:text-style-name="P5" draw:layer="layout" svg:x1="6.507cm" svg:y1="15.577cm" svg:x2="5.585cm" svg:y2="15.087cm">
          <text:p/>
        </draw:line>
        <draw:line draw:style-name="gr5" draw:text-style-name="P5" draw:layer="layout" svg:x1="18.507cm" svg:y1="15.577cm" svg:x2="17.585cm" svg:y2="15.087cm">
          <text:p/>
        </draw:line>
        <draw:line draw:style-name="gr5" draw:text-style-name="P5" draw:layer="layout" svg:x1="24.507cm" svg:y1="15.577cm" svg:x2="23.585cm" svg:y2="15.087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6.945cm" svg:x="1.4cm" svg:y="1.018cm" presentation:class="title" presentation:user-transformed="true">
          <draw:text-box>
            <text:p>The proposals are merged into common proposals. Those makes up the first building blocks of a “Block Tree”.</text:p>
          </draw:text-box>
        </draw:frame>
        <draw:custom-shape draw:style-name="gr9" draw:text-style-name="P10" draw:layer="layout" svg:width="1.016cm" svg:height="1.016cm" svg:x="4.364cm" svg:y="14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016cm" svg:height="1.016cm" svg:x="10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016cm" svg:height="1.016cm" svg:x="16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016cm" svg:height="1.016cm" svg:x="22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1.337cm" presentation:class="title" presentation:user-transformed="true">
          <draw:text-box>
            <text:p>They are <text:span text:style-name="T1">submitted</text:span> to next federative level.</text:p>
          </draw:text-box>
        </draw:frame>
        <draw:custom-shape draw:style-name="gr9" draw:text-style-name="P10" draw:layer="layout" svg:width="1.016cm" svg:height="1.016cm" svg:x="4.364cm" svg:y="14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016cm" svg:height="1.016cm" svg:x="10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016cm" svg:height="1.016cm" svg:x="16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016cm" svg:height="1.016cm" svg:x="22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7.365cm" svg:y="10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9.366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5.588cm" svg:y1="13.716cm" svg:x2="7.366cm" svg:y2="11.43cm">
          <text:p/>
        </draw:line>
        <draw:line draw:style-name="gr10" draw:text-style-name="P11" draw:layer="layout" svg:x1="17.588cm" svg:y1="13.717cm" svg:x2="19.366cm" svg:y2="11.431cm">
          <text:p/>
        </draw:line>
        <draw:line draw:style-name="gr10" draw:text-style-name="P11" draw:layer="layout" svg:x1="10.414cm" svg:y1="13.717cm" svg:x2="8.382cm" svg:y2="11.43cm">
          <text:p/>
        </draw:line>
        <draw:line draw:style-name="gr10" draw:text-style-name="P11" draw:layer="layout" svg:x1="22.415cm" svg:y1="13.718cm" svg:x2="20.383cm" svg:y2="11.431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1.237cm" presentation:class="title" presentation:user-transformed="true">
          <draw:text-box>
            <text:p>Who might also add a proposal.</text:p>
          </draw:text-box>
        </draw:frame>
        <draw:custom-shape draw:style-name="gr9" draw:text-style-name="P10" draw:layer="layout" svg:width="1.016cm" svg:height="1.016cm" svg:x="4.364cm" svg:y="14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016cm" svg:height="1.016cm" svg:x="10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016cm" svg:height="1.016cm" svg:x="16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016cm" svg:height="1.016cm" svg:x="22.365cm" svg:y="14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7.365cm" svg:y="10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9.366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5.588cm" svg:y1="13.716cm" svg:x2="7.366cm" svg:y2="11.43cm">
          <text:p/>
        </draw:line>
        <draw:line draw:style-name="gr10" draw:text-style-name="P11" draw:layer="layout" svg:x1="17.588cm" svg:y1="13.717cm" svg:x2="19.366cm" svg:y2="11.431cm">
          <text:p/>
        </draw:line>
        <draw:line draw:style-name="gr10" draw:text-style-name="P11" draw:layer="layout" svg:x1="10.414cm" svg:y1="13.717cm" svg:x2="8.382cm" svg:y2="11.43cm">
          <text:p/>
        </draw:line>
        <draw:line draw:style-name="gr10" draw:text-style-name="P11" draw:layer="layout" svg:x1="22.415cm" svg:y1="13.718cm" svg:x2="20.383cm" svg:y2="11.431cm">
          <text:p/>
        </draw:line>
        <draw:custom-shape draw:style-name="gr8" draw:text-style-name="P9" draw:layer="layout" svg:width="0.508cm" svg:height="0.508cm" svg:x="22.281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508cm" svg:height="0.508cm" svg:x="10.282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22.098cm" svg:y1="11.684cm" svg:x2="20.584cm" svg:y2="10.932cm">
          <text:p/>
        </draw:line>
        <draw:line draw:style-name="gr10" draw:text-style-name="P11" draw:layer="layout" svg:x1="10.099cm" svg:y1="11.685cm" svg:x2="8.585cm" svg:y2="10.933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1.737cm" presentation:class="title" presentation:user-transformed="true">
          <draw:text-box>
            <text:p>They are added intact <text:span text:style-name="T2">into</text:span> these councils blocks.</text:p>
          </draw:text-box>
        </draw:frame>
        <draw:custom-shape draw:style-name="gr9" draw:text-style-name="P10" draw:layer="layout" svg:width="1.016cm" svg:height="1.016cm" svg:x="18.665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016cm" svg:height="1.016cm" svg:x="20.365cm" svg:y="11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9.366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19.466cm" svg:y1="10.968cm" svg:x2="19.782cm" svg:y2="10.525cm">
          <text:p/>
        </draw:line>
        <draw:line draw:style-name="gr10" draw:text-style-name="P11" draw:layer="layout" svg:x1="20.482cm" svg:y1="11.274cm" svg:x2="19.783cm" svg:y2="10.831cm">
          <text:p/>
        </draw:line>
        <draw:custom-shape draw:style-name="gr8" draw:text-style-name="P9" draw:layer="layout" svg:width="0.508cm" svg:height="0.508cm" svg:x="20.081cm" svg:y="10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20.11cm" svg:y1="10.568cm" svg:x2="19.612cm" svg:y2="10.356cm">
          <text:p/>
        </draw:line>
        <draw:custom-shape draw:style-name="gr9" draw:text-style-name="P10" draw:layer="layout" svg:width="1.016cm" svg:height="1.016cm" svg:x="6.666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016cm" svg:height="1.016cm" svg:x="8.366cm" svg:y="11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7.367cm" svg:y="10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7.467cm" svg:y1="10.969cm" svg:x2="7.783cm" svg:y2="10.526cm">
          <text:p/>
        </draw:line>
        <draw:line draw:style-name="gr10" draw:text-style-name="P11" draw:layer="layout" svg:x1="8.483cm" svg:y1="11.275cm" svg:x2="7.784cm" svg:y2="10.832cm">
          <text:p/>
        </draw:line>
        <draw:custom-shape draw:style-name="gr8" draw:text-style-name="P9" draw:layer="layout" svg:width="0.508cm" svg:height="0.508cm" svg:x="8.082cm" svg:y="10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8.111cm" svg:y1="10.569cm" svg:x2="7.613cm" svg:y2="10.357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1.737cm" presentation:class="title" presentation:user-transformed="true">
          <draw:text-box>
            <text:p><text:span text:style-name="T1">Effectively</text:span> forming super blocks.</text:p>
          </draw:text-box>
        </draw:frame>
        <draw:custom-shape draw:style-name="gr11" draw:text-style-name="P12" draw:layer="layout" svg:width="1.016cm" svg:height="1.016cm" svg:x="7.367cm" svg:y="10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19.368cm" svg:y="10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075cm" svg:height="4.127cm" svg:x="1.419cm" svg:y="0.845cm" presentation:class="title" presentation:user-transformed="true">
          <draw:text-box>
            <text:p>The process is repeated until there is only one super block</text:p>
          </draw:text-box>
        </draw:frame>
        <draw:custom-shape draw:style-name="gr9" draw:text-style-name="P10" draw:layer="layout" svg:width="1.016cm" svg:height="1.016cm" svg:x="7.365cm" svg:y="10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016cm" svg:height="1.016cm" svg:x="19.366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1.016cm" svg:x="13.366cm" svg:y="6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508cm" svg:height="0.508cm" svg:x="17.484cm" svg:y="7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17.301cm" svg:y1="7.687cm" svg:x2="13.716cm" svg:y2="6.35cm">
          <text:p/>
        </draw:line>
        <draw:line draw:style-name="gr10" draw:text-style-name="P11" draw:layer="layout" svg:x1="19.302cm" svg:y1="10.188cm" svg:x2="13.716cm" svg:y2="6.858cm">
          <text:p/>
        </draw:line>
        <draw:line draw:style-name="gr10" draw:text-style-name="P11" draw:layer="layout" svg:x1="8.502cm" svg:y1="10.088cm" svg:x2="13.716cm" svg:y2="6.604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075cm" svg:height="3.473cm" svg:x="1.419cm" svg:y="0.591cm" presentation:class="title" presentation:user-transformed="true">
          <draw:text-box>
            <text:p>The Participatory Planning Block Tree is finished</text:p>
          </draw:text-box>
        </draw:frame>
        <draw:custom-shape draw:style-name="gr11" draw:text-style-name="P12" draw:layer="layout" svg:width="1.016cm" svg:height="1.016cm" svg:x="13.366cm" svg:y="6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075cm" svg:height="5.209cm" svg:x="1.419cm" svg:y="9.423cm" presentation:class="title" presentation:user-transformed="true">
          <draw:text-box>
            <text:p>The planning process is done both on the consumption and production side, the trees are then compared.</text:p>
          </draw:text-box>
        </draw:frame>
        <draw:custom-shape draw:style-name="gr11" draw:text-style-name="P12" draw:layer="layout" svg:width="1.016cm" svg:height="1.016cm" svg:x="7.368cm" svg:y="6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.016cm" svg:height="1.016cm" svg:x="19.369cm" svg:y="6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3" draw:text-style-name="P14" draw:layer="layout" svg:width="3.81cm" svg:height="3.514cm" svg:x="10.781cm" svg:y="6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4" draw:text-style-name="P1" draw:layer="layout" svg:width="3.048cm" svg:height="1.778cm" svg:x="11.43cm" svg:y="7.62cm">
          <draw:text-box>
            <text:p>Close enough?</text:p>
          </draw:text-box>
        </draw:frame>
        <draw:line draw:style-name="gr15" draw:text-style-name="P15" draw:layer="layout" svg:x1="14.591cm" svg:y1="8.536cm" svg:x2="19.558cm" svg:y2="8.536cm">
          <text:p/>
        </draw:line>
        <draw:frame draw:style-name="gr16" draw:text-style-name="P1" draw:layer="layout" svg:width="1.778cm" svg:height="0.962cm" svg:x="16.002cm" svg:y="7.366cm">
          <draw:text-box>
            <text:p>yes</text:p>
          </draw:text-box>
        </draw:frame>
        <draw:line draw:style-name="gr15" draw:text-style-name="P15" draw:layer="layout" svg:x1="12.7cm" svg:y1="6.8cm" svg:x2="12.7cm" svg:y2="4.343cm">
          <text:p/>
        </draw:line>
        <draw:line draw:style-name="gr15" draw:text-style-name="P15" draw:layer="layout" svg:x1="12.7cm" svg:y1="10.314cm" svg:x2="12.7cm" svg:y2="13.462cm">
          <text:p/>
        </draw:line>
        <draw:frame draw:style-name="gr16" draw:text-style-name="P1" draw:layer="layout" svg:width="1.446cm" svg:height="0.962cm" svg:x="13.032cm" svg:y="11.105cm">
          <draw:text-box>
            <text:p>No</text:p>
          </draw:text-box>
        </draw:frame>
        <draw:frame draw:style-name="gr17" draw:text-style-name="P16" draw:layer="layout" svg:width="3.733cm" svg:height="1.171cm" svg:x="20.397cm" svg:y="7.874cm">
          <draw:text-box>
            <text:p><text:span text:style-name="T3">Voting</text:span></text:p>
          </draw:text-box>
        </draw:frame>
        <draw:frame draw:style-name="gr18" draw:text-style-name="P16" draw:layer="layout" svg:width="4.096cm" svg:height="1.119cm" svg:x="10.89cm" svg:y="14.075cm">
          <draw:text-box>
            <text:p><text:span text:style-name="T3">Reiter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15:52:27.053118578</meta:creation-date>
    <dc:date>2018-07-24T15:02:49.549467245</dc:date>
    <meta:editing-duration>PT1H54M6S</meta:editing-duration>
    <meta:editing-cycles>33</meta:editing-cycles>
    <meta:generator>LibreOffice/5.4.6.2$Linux_X86_64 LibreOffice_project/40m0$Build-2</meta:generator>
    <meta:document-statistic meta:object-count="298"/>
  </office:meta>
</office:document-meta>
</file>